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b112" officeooo:paragraph-rsid="0018b112"/>
    </style:style>
    <style:style style:name="P2" style:family="paragraph" style:parent-style-name="Standard">
      <style:text-properties officeooo:rsid="0018b112" officeooo:paragraph-rsid="001cd122"/>
    </style:style>
    <style:style style:name="P3" style:family="paragraph" style:parent-style-name="Standard">
      <style:text-properties officeooo:rsid="001cd122" officeooo:paragraph-rsid="001cd122"/>
    </style:style>
    <style:style style:name="P4" style:family="paragraph" style:parent-style-name="Standard">
      <style:text-properties officeooo:rsid="001f1c98" officeooo:paragraph-rsid="001f1c98"/>
    </style:style>
    <style:style style:name="P5" style:family="paragraph" style:parent-style-name="Standard">
      <style:text-properties officeooo:rsid="001f1c98" officeooo:paragraph-rsid="001f1c98"/>
    </style:style>
    <style:style style:name="P6" style:family="paragraph" style:parent-style-name="Standard">
      <style:text-properties officeooo:rsid="0020a05a" officeooo:paragraph-rsid="0021d2ac"/>
    </style:style>
    <style:style style:name="P7" style:family="paragraph" style:parent-style-name="Standard">
      <style:text-properties officeooo:rsid="00234ac5" officeooo:paragraph-rsid="00234ac5"/>
    </style:style>
    <style:style style:name="T1" style:family="text">
      <style:text-properties officeooo:rsid="001cd122"/>
    </style:style>
    <style:style style:name="T2" style:family="text">
      <style:text-properties officeooo:rsid="0021d2a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简介</text:p>
      <text:p text:style-name="P1">人工智能和机器学习的历史，背景</text:p>
      <text:p text:style-name="P1">神经网络和深度学习</text:p>
      <text:p text:style-name="P3">本论文的方法与研究意义</text:p>
      <text:p text:style-name="P1"/>
      <text:p text:style-name="P2">2.<text:span text:style-name="T1">基于神经网络模型的实现与优化</text:span></text:p>
      <text:p text:style-name="P1">理论基础</text:p>
      <text:p text:style-name="P1">ＲＮＮ　</text:p>
      <text:p text:style-name="P1">ＣＴＣ　</text:p>
      <text:p text:style-name="P1">神经网络的模型和实现</text:p>
      <text:p text:style-name="P1">模型的训练优化过程</text:p>
      <text:p text:style-name="P1"/>
      <text:p text:style-name="P2">3.<text:span text:style-name="T1">实际应用的结果分析</text:span></text:p>
      <text:p text:style-name="P1">测试方法和数据集介绍</text:p>
      <text:p text:style-name="P1">结果分析</text:p>
      <text:p text:style-name="P2">评估，与其他方法的结果对比</text:p>
      <text:p text:style-name="P1"/>
      <text:p text:style-name="P1">4.总结展望</text:p>
      <text:p text:style-name="P1">改进和展望</text:p>
      <text:p text:style-name="P1"/>
      <text:p text:style-name="P1"/>
      <text:p text:style-name="P4">2.理论基础：</text:p>
      <text:p text:style-name="P4">多层感知机可以模拟任何函数</text:p>
      <text:p text:style-name="P4">优化算法：梯度下降</text:p>
      <text:p text:style-name="P4">循环神经网络的结构和优化</text:p>
      <text:p text:style-name="P4"/>
      <text:p text:style-name="P4">5层LSTM 网络 ＋　dropout + ＣＴＣ</text:p>
      <text:p text:style-name="P4">lstm:基本组件，实现对特征的学习和记忆</text:p>
      <text:p text:style-name="P4">dropout:防止神经网络过拟合</text:p>
      <text:p text:style-name="P4">ctc：实现无分割训练的基础</text:p>
      <text:p text:style-name="P4"/>
      <text:p text:style-name="P4">训练优化：神经网络需要很多数据集来确定模型的参数。ＩＡＭ　</text:p>
      <text:p text:style-name="P4">时间：２天</text:p>
      <text:p text:style-name="P4">训练过程截图</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6">关于人工智能的幻想自古有之，而其成为一门学科是在１９世纪５０年代。<text:span text:style-name="T2">1956年达特矛斯会议被广泛承认为AI诞生的标志.组织者马文·闵斯基，约翰·麦卡锡另两位资深科学家克劳德·香农以及內森·羅徹斯特（Nathan Rochester）断言之一是“学习或者智能的任何其他特性的每一个方面都应能被精确地加以描述，使得机器可以对其进行模拟。” [40]与会者包括雷·索羅門諾夫（Ray Solomonoff），奧利佛·塞爾弗里奇（Oliver Selfridge），Trenchard More，亞瑟·山謬爾（Arthur Samuel），艾伦·纽厄尔和赫伯特·西蒙，他们中的每一位都将在AI研究的第一个十年中作出重要贡献。[41]会上纽厄尔和西蒙讨论了“逻辑理论家”，而麦卡锡则说服与会者接受“人工智能”一词作为本领域的名称。[42]1956年达特矛斯会议上AI的名称和任务得以确定，同时出现了最初的成就和最早的一批研究者。</text:span></text:p>
      <text:p text:style-name="P6"/>
      <text:p text:style-name="P6">在当时，该领域主要由纯粹的研究兴趣和哲学上的追求驱动，而几乎没有实际的兴趣，主要是因为计算机能力的限制。但是在７０年代之前，人工智能领域仍然取得了不俗成就，当时已经可以用<text:span text:style-name="T2">计算机可以解决代数应用题，证明几何定理，学习和使用英语。</text:span>比如1951年，Christopher Strachey使用曼彻斯特大学的Ferranti Mark 1机器写出了一个西洋跳棋（checkers）程序；Dietrich Prinz则写出了一个国际象棋程序。[31]亞瑟·山謬爾（Arthur Samuel）在五十年代中期和六十年代初开发的西洋棋程序的棋力已经可以挑战具有相当水平的业余爱好者。<text:span text:style-name="T2">1955年，艾伦·纽厄尔和后来荣获诺贝尔奖的赫伯特·西蒙在J. C. Shaw的协助下开发了“逻辑理论家（Logic Theorist）”。这个程序能够证明《数学原理》中前52个定理中的38个，其中某些证明比原著更加新颖和精巧。</text:span></text:p>
      <text:p text:style-name="P6"/>
      <text:p text:style-name="P7">目前没有统一的原理或范式指导人工智能研究。许多问题上研究者都存在争论。</text:p>
      <text:p text:style-name="P7"/>
      <text:p text:style-name="P7">其中几个长久以来仍没有结论的问题是：</text:p>
      <text:p text:style-name="P7">是否应该从心理或神经方面模拟人工智能？</text:p>
      <text:p text:style-name="P7">还是像鸟类生物学对于航空工程，人类生物学对于人工智能研究是没有关系的？</text:p>
      <text:p text:style-name="P7">智能行为能否用简单的原则（如逻辑或优化）来描述？还是必须解决大量完全无关的问题？</text:p>
      <text:p text:style-name="P7">智能是否可以使用高级符号表达，如词和想法？</text:p>
      <text:p text:style-name="P7"/>
      <text:p text:style-name="P7"/>
      <text:p text:style-name="P7">控制论与大脑模拟</text:p>
      <text:p text:style-name="P7">20世纪40年代到50年代，许多研究者探索神经学、信息理论及控制论之间的联系。其中还造出一些使用电子网络构造的初步智能，如格雷·華特（W. Grey Walter）的烏龜（turtle）和約翰霍普金斯野獸</text:p>
      <text:p text:style-name="P7">这些研究者还经常在普林斯顿大学和英国的Ratio Club举行技术协会会议。[39]直到1960，大部分人已经放弃这个方法，尽管在80年代再次提出这些原理。</text:p>
      <text:p text:style-name="P7"/>
      <text:p text:style-name="P7">符号处理</text:p>
      <text:p text:style-name="P7">20世纪50年代，數位计算机研制成功，研究者开始探索人类智能是否能简化成符号处理。研究主要集中在卡内基梅隆大学，斯坦福大学和麻省理工學院，而各自有独立的研究风格。約翰·豪格兰德（John Haugeland）称这些方法为GOFAI（出色的老式人工智能）[40]。60年代，符号方法在小型证明程序上模拟高级思考有很大的成就。基于控制论或神经网络的方法则置于次要。60－70年代的研究者确信符号方法最终可以成功创造强人工智能。</text:p>
      <text:p text:style-name="P7"/>
      <text:p text:style-name="P7">认知模拟：</text:p>
      <text:p text:style-name="P7">经济学家赫伯特·西蒙和艾伦·纽厄尔研究人类问题解决能力和尝试将其形式化，同时他们为人工智能的基本原理打下基础，如认知科学、运筹学和经营科学。他们的研究团队使用心理学实验的结果开发模拟人<text:soft-page-break/>类解决问题方法的程序。这方法一直在卡内基梅隆大学沿袭下来，并在80年代于Soar发展到高峰[42][43]。</text:p>
      <text:p text:style-name="P7">基于逻辑：不像艾伦·纽厄尔和赫伯特·西蒙，约翰·麦卡锡认为机器不需要模拟人类的思想，而应尝试找到抽象推理和解决问题的本质，不管人们是否使用同样的算法[33]。他在斯坦福大学的实验室致力于使用形式化逻辑解决多种问题，包括知识表示，智能规划和机器学习[44]。致力于逻辑方法的还有爱丁堡大学，而促成欧洲的其他地方开发编程语言Prolog和逻辑编程科学[45]。</text:p>
      <text:p text:style-name="P7">“反逻辑”: 斯坦福大学的研究者 （如马文·闵斯基和西摩爾·派普特）[46]发现要解决计算机视觉和自然语言处理的困难问题，需要专门的方案：他们主张不存在简单和通用原理（如逻辑）能够达到所有的智能行为。羅杰·單克（Roger Schank）描述他们的“反逻辑”方法为“scruffy”[34]。常识知识库（如道格拉斯·莱纳特的Cyc）就是“scruffy”AI的例子，因为他们必须人工一次编写一个复杂的概念[47]。</text:p>
      <text:p text:style-name="P7">基于知识：大约在1970年出现大容量内存计算机，研究者分别以三个方法开始把知识构造成应用软件[48]。这场“知识革命”促成专家系统的开发与计划，这是第一个成功的人工智能软件形式[49]。“知识革命”同时让人们意识到许多简单的人工智能软件可能需要大量的知识。</text:p>
      <text:p text:style-name="P7">子符号方法</text:p>
      <text:p text:style-name="P7">1980年代符号人工智能停滞不前，很多人认为符号系统永远不可能模仿人类所有的认知过程，特别是感知、机器人、机器学习和模式识别。很多研究者开始关注子符号方法解决特定的人工智能问题[35]。</text:p>
      <text:p text:style-name="P7"/>
      <text:p text:style-name="P7">自下而上、接口agent、嵌入环境（机器人）、行为主义、新式AI：机器人领域相关的研究者，如罗德尼·布鲁克斯（Rodney Brooks），否定符号人工智能而专注于机器人移动和求生等基本的工程问题。[50]他们的工作再次关注早期控制论研究者的观点，同时提出了在人工智能中使用控制理论。这与认知科学领域中的表征感知论点是一致的:更高的智能需要个体的表征（如移动，感知和形象）。</text:p>
      <text:p text:style-name="P7">计算智能：1980年代中大衛·鲁姆哈特（David E. Rumelhart）等再次提出神经网络和联结主义[51]。这和其他的子符号方法，如模糊控制和进化计算，都属于计算智能学科研究范畴[52]。</text:p>
      <text:p text:style-name="P7">统计学方法</text:p>
      <text:p text:style-name="P7">1990年代，人工智能研究发展出复杂的数学工具来解决特定的分支问题。这些工具是真正的科学方法，即这些方法的结果是可测量的和可验证的，同时也是近期人工智能成功的原因。共用的数学语言也允许已有学科的合作（如数学，经济或运筹学）。Stuart J. Russell和Peter Norvig指出这些进步不亚于“革命”和“neats的成功”[53]。有人批评这些技术太专注于特定的问题，而没有考虑长远的强人工智能目标[54]。</text:p>
      <text:p text:style-name="P7"/>
      <text:p text:style-name="P7">集成方法</text:p>
      <text:p text:style-name="P7">智能agent范式：智能agent是一个会感知环境并作出行动以达致目标的系统。最简单的智能agent是那些可以解决特定问题的程序。更复杂的agent包括人类和人类组织（如公司）。这些范式可以让研究者研究单独的问题和找出有用且可验证的方案，而不需考虑单一的方法。一个解决特定问题的agent可以使用任何可行的方法-一些agent用符号方法和逻辑方法，一些则是子符号神经网络或其他新的方法。范式同时也给研究者提供一个与其他领域沟通的共同语言--如决策论和经济学（也使用abstract agents的概念）。1990年代智能agent范式被广泛接受。[2]</text:p>
      <text:p text:style-name="P7">agent体系结构和认知体系结构：研究者设计出一些系统来处理多agent系统中智能agent之间的相互作用。[55]一个系统中包含符号和子符号部分的系统称为混合智能系统，而对这种系统的研究则是人工智能系统集成。分级控制系统则给反应级别的子符号AI和最高级别的传统符号AI提供桥梁，同时放宽了规划和世界建模的时间。</text:p>
      <text:p text:style-name="P7"/>
      <text:p text:style-name="P7"/>
      <text:p text:style-name="P7"/>
      <text:p text:style-name="P7"/>
      <text:p text:style-name="P7"/>
      <text:p text:style-name="P7"/>
      <text:p text:style-name="P7"><text:soft-page-break/></text:p>
      <text:p text:style-name="P7"/>
      <text:p text:style-name="P7">机器学习算法是一类从数据中自动分析获得规律，并利用规律对未知数据进行预测的算法。因为学习算法中涉及了大量的统计学理论，机器学习与推断统计学联系尤为密切，也被称为统计学习理论。</text:p>
      <text:p text:style-name="P7"/>
      <text:p text:style-name="P7">机器学习可以分成下面几种类别：</text:p>
      <text:p text:style-name="P7"/>
      <text:p text:style-name="P7">监督学习：从给定的训练数据集中学习出一个函数，当新的数据到来时，可以根据这个函数预测结果。监督学习的训练集要求是包括输入和输出，也可以说是特征和目标。训练集中的目标是由人标注的。常见的监督学习算法包括回归分析和统计分类。</text:p>
      <text:p text:style-name="P7">监督学习和非监督学习的差别就是训练集目标是否人标注。他们都有训练集 且都有输入和输出</text:p>
      <text:p text:style-name="P7"/>
      <text:p text:style-name="P7">无监督学习：与监督学习相比，训练集没有人为标注的结果。常见的无监督学习算法有聚类。</text:p>
      <text:p text:style-name="P7">半监督学习介于监督学习与无监督学习之间。</text:p>
      <text:p text:style-name="P7"/>
      <text:p text:style-name="P7">增强学习：通过观察来学习做成如何的动作。每个动作都会对环境有所影响，学习对象根据观察到的周围环境的反馈来做出判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11:15:39.566007275</meta:creation-date>
    <dc:date>2018-04-13T18:39:02.233600319</dc:date>
    <meta:editing-duration>PT10H26M2S</meta:editing-duration>
    <meta:editing-cycles>11</meta:editing-cycles>
    <meta:generator>LibreOffice/5.1.6.2$Linux_X86_64 LibreOffice_project/10m0$Build-2</meta:generator>
    <meta:document-statistic meta:table-count="0" meta:image-count="0" meta:object-count="0" meta:page-count="4" meta:paragraph-count="61" meta:word-count="3243" meta:character-count="3739" meta:non-whitespace-character-count="3702"/>
  </office:meta>
</office:document-meta>
</file>